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10" style:family="table-cell" style:parent-style-name="Default" style:data-style-name="N84">
      <style:text-properties fo:color="#c9211e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2" style:family="table-cell" style:parent-style-name="Default">
      <style:text-properties fo:color="#ff0000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fo:color="#729fcf" fo:font-weight="bold" style:font-weight-asian="bold" style:font-weight-complex="bold"/>
    </style:style>
    <style:style style:name="ce34" style:family="table-cell" style:parent-style-name="Default">
      <style:text-properties fo:color="#729fcf" fo:font-weight="bold" style:font-weight-asian="bold" style:font-weight-complex="bold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9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40" style:family="table-cell" style:parent-style-name="Default">
      <style:table-cell-properties fo:border="0.99pt solid #000000"/>
    </style:style>
    <style:style style:name="ce4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4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table:style-name="ce21" office:value-type="string" calcext:value-type="string">
            <text:p>Figma: Site struktur och wireframes för <text:s/>varje sida: homepage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table:style-name="ce21" office:value-type="string" calcext:value-type="string">
            <text:p><text:span text:style-name="T1">Figma: </text:span>Wireframes homepage fortsättnin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table:style-name="ce21" office:value-type="string" calcext:value-type="string">
            <text:p><text:span text:style-name="T1">Figma: </text:span>Wireframes homepage fortsätt., product_view pop-up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table:style-name="ce21" office:value-type="string" calcext:value-type="string">
            <text:p><text:span text:style-name="T1">Figma: </text:span>Wireframes cart_view, cart_registration, cart_payment, cart_final view sido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table:style-name="ce21" office:value-type="string" calcext:value-type="string">
            <text:p><text:span text:style-name="T1">Figma: </text:span>Wireframes login_view, registration_view,my account_view sidor</text:p>
          </table:table-cell>
          <table:table-cell table:style-name="ce32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table:style-name="ce21" office:value-type="string" calcext:value-type="string">
            <text:p>Figma: Recepies_pg, recepies_pg_comments, add new recepy sidor</text:p>
          </table:table-cell>
          <table:table-cell table:style-name="ce33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table:style-name="ce21" office:value-type="string" calcext:value-type="string">
            <text:p>Figma: Articles_pg, article_pg_comments, add new article sidor</text:p>
          </table:table-cell>
          <table:table-cell table:style-name="ce33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table:style-name="ce21" office:value-type="string" calcext:value-type="string">
            <text:p>Figma: Forum och Live Kamera sidor, forfinin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2</text:p>
          </table:table-cell>
        </table:table-row>
        <table:table-row table:style-name="ro3">
          <table:table-cell table:style-name="ce17" office:value-type="date" office:date-value="2020-12-29" calcext:value-type="date">
            <text:p>2020-12-29</text:p>
          </table:table-cell>
          <table:table-cell table:style-name="ce21" office:value-type="string" calcext:value-type="string">
            <text:p>Setup project (settings, properties,libraries), git, github,ets.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table:style-name="ce21" office:value-type="string" calcext:value-type="string">
            <text:p>Koda webbsidans template enligt Figma, inkl. API init, routes, e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table:style-name="ce21" office:value-type="string" calcext:value-type="string">
            <text:p>Koda webbsidans template enligt Figma, inkl.global css, icons, Head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table:style-name="ce21" office:value-type="string" calcext:value-type="string">
            <text:p>Koda template enligt Figma: main Components, Tailwind adjustments, Logo, ets</text:p>
          </table:table-cell>
          <table:table-cell table:style-name="ce32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table:style-name="ce21" office:value-type="string" calcext:value-type="string">
            <text:p>Produkt box komponent med knappar Kóp, Gilla, ets; add reusable component</text:p>
          </table:table-cell>
          <table:table-cell table:style-name="ce34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 table:style-name="ce21" office:value-type="string" calcext:value-type="string">
            <text:p>WIP: produkt kort komponent, Produkt Banner karusel, stylar, små fix</text:p>
          </table:table-cell>
          <table:table-cell table:style-name="ce34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table:style-name="ce21" office:value-type="string" calcext:value-type="string">
            <text:p>produkt kort fortsättning: att göra knappar funka, animering, bugfix,et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table:style-name="ce21" office:value-type="string" calcext:value-type="string">
            <text:p>Skapa Footer, RecipeBanner och ExpoBanner komponenter med stylar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0" office:value-type="date" office:date-value="2021-01-06" calcext:value-type="date">
            <text:p>2021-01-06</text:p>
          </table:table-cell>
          <table:table-cell office:value-type="string" calcext:value-type="string">
            <text:p>WIP: “skapa konto/login”</text:p>
          </table:table-cell>
          <table:table-cell table:style-name="ce32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office:value-type="string" calcext:value-type="string">
            <text:p>icons styles, link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office:value-type="string" calcext:value-type="string">
            <text:p>hitta bra cryptering bibliotek för password cryptering I brows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office:value-type="string" calcext:value-type="string">
            <text:p>förtsättning “skapa konto/login”: scrypto lib.,verify user input, save to db, ets.</text:p>
          </table:table-cell>
          <table:table-cell table:style-name="ce34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office:value-type="string" calcext:value-type="string">
            <text:p>Skapa Cart baserad på återanvänd component, spara Cart till cookie, mm</text:p>
          </table:table-cell>
          <table:table-cell table:style-name="ce34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office:value-type="string" calcext:value-type="string">
            <text:p>WIP: Slutför köp cykel flow med login/registrering funktio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4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förtsättning slutför köp cykel flow, material icons lib., spinner m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style-name="ce16" office:value-type="string" calcext:value-type="string">
            <text:p><text:span text:style-name="T2">payment-f-d validate, unik. ordernumb., save to db,bug-fix; </text:span><text:span text:style-name="T3">Hosting!</text:span><text:span text:style-name="T4"> </text:span> MVP relea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office:value-type="string" calcext:value-type="string">
            <text:p>Bug fix, testning, RESPONSIVITET med Tailwind lib.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office:value-type="string" calcext:value-type="string">
            <text:p>RESPONSIVITET med Tailwind lib.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office:value-type="string" calcext:value-type="string">
            <text:p>RESPONSIVITET med Tailwind lib.</text:p>
          </table:table-cell>
          <table:table-cell table:style-name="ce34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office:value-type="string" calcext:value-type="string">
            <text:p>RESPONSIVITET med Tailwind lib.; product detail view</text:p>
          </table:table-cell>
          <table:table-cell table:style-name="ce34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office:value-type="string" calcext:value-type="string">
            <text:p>WIP: “MyAccount” med orderhistorik, min afavoriter, mina webkameror, pers.inf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rint 5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office:value-type="string" calcext:value-type="string">
            <text:p><text:s/>Fortsätt. “MyAccount”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office:value-type="string" calcext:value-type="string">
            <text:p><text:s/>Fortsätt. “MyAccount” +“Se det växa live” feature (tidsfunktioner mm)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office:value-type="string" calcext:value-type="string">
            <text:p><text:s/>Fortsätt. “MyAccount” +“Se det växa live” feature m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office:value-type="string" calcext:value-type="string">
            <text:p>Receptbok component; simpleHeader stylar, e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 table:style-name="ce21" office:value-type="string" calcext:value-type="string">
            <text:p>Kakor banner, refaktorering I componenter för mobil vy, respons.fixar, mm</text:p>
          </table:table-cell>
          <table:table-cell table:style-name="ce34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 table:style-name="ce21" office:value-type="string" calcext:value-type="string">
            <text:p>Recept delen</text:p>
          </table:table-cell>
          <table:table-cell table:style-name="ce34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office:value-type="string" calcext:value-type="string">
            <text:p>rapport, presentation, bugfix, förfining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6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office:value-type="string" calcext:value-type="string">
            <text:p>rapport, presentation, bugfix, förfininga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office:value-type="string" calcext:value-type="string">
            <text:p>rapport, presentation, bugfix, förfininga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office:value-type="string" calcext:value-type="string">
            <text:p>rapport, presentation, bugfix, förfininga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office:value-type="string" calcext:value-type="string">
            <text:p>PRESENTATION</text:p>
          </table:table-cell>
          <table:table-cell table:number-columns-repeated="2"/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35"/>
        <table:table-column table:style-name="co5" table:default-cell-style-name="ce43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40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28" office:value-type="string" calcext:value-type="string">
            <text:p>Date</text:p>
          </table:table-cell>
          <table:table-cell table:style-name="ce41" office:value-type="string" calcext:value-type="string">
            <text:p>Sum - Time, hours</text:p>
          </table:table-cell>
        </table:table-row>
        <table:table-row table:style-name="ro2">
          <table:table-cell table:style-name="ce29" office:value-type="date" office:date-value="2020-12-15" calcext:value-type="date">
            <text:p>2020-12-15</text:p>
          </table:table-cell>
          <table:table-cell table:style-name="ce42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string" calcext:value-type="string">
            <text:p>Total Result</text:p>
          </table:table-cell>
          <table:table-cell table:style-name="ce47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5:24:27.462019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51.020889764</meta:creation-date>
    <dc:date>2021-01-27T15:29:01.079296012</dc:date>
    <meta:editing-duration>PT1H25M31S</meta:editing-duration>
    <meta:editing-cycles>20</meta:editing-cycles>
    <meta:generator>LibreOffice/6.4.6.2$Linux_X86_64 LibreOffice_project/40$Build-2</meta:generator>
    <meta:document-statistic meta:table-count="2" meta:cell-count="173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ooo:coordinate-region svg:x="1.431cm" svg:y="1.122cm" svg:width="17.466cm" svg:height="6.82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1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